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62dd6" style:font-weight-asian="bold" style:font-weight-complex="bold"/>
    </style:style>
    <style:style style:name="P2" style:family="paragraph" style:parent-style-name="Standard">
      <style:text-properties fo:font-weight="bold" officeooo:paragraph-rsid="00181408" style:font-weight-asian="bold" style:font-weight-complex="bold"/>
    </style:style>
    <style:style style:name="P3" style:family="paragraph" style:parent-style-name="Standard">
      <style:text-properties fo:font-weight="bold" officeooo:rsid="00162dd6" officeooo:paragraph-rsid="00162dd6" style:font-weight-asian="bold" style:font-weight-complex="bold"/>
    </style:style>
    <style:style style:name="P4" style:family="paragraph" style:parent-style-name="Standard">
      <style:text-properties fo:font-weight="bold" officeooo:rsid="00181408" officeooo:paragraph-rsid="00181408" style:font-weight-asian="bold" style:font-weight-complex="bold"/>
    </style:style>
    <style:style style:name="P5" style:family="paragraph" style:parent-style-name="Standard">
      <style:text-properties fo:font-weight="bold" officeooo:rsid="00181408" officeooo:paragraph-rsid="00162dd6" style:font-weight-asian="bold" style:font-weight-complex="bold"/>
    </style:style>
    <style:style style:name="P6" style:family="paragraph" style:parent-style-name="Standard">
      <style:text-properties fo:font-weight="bold" officeooo:paragraph-rsid="00181408" style:font-weight-asian="bold" style:font-weight-complex="bold"/>
    </style:style>
    <style:style style:name="P7" style:family="paragraph" style:parent-style-name="Standard">
      <style:text-properties fo:font-weight="bold" officeooo:paragraph-rsid="00162dd6" style:font-weight-asian="bold" style:font-weight-complex="bold"/>
    </style:style>
    <style:style style:name="P8" style:family="paragraph" style:parent-style-name="Standard">
      <style:text-properties fo:font-weight="normal" officeooo:rsid="00162dd6" officeooo:paragraph-rsid="00162dd6" style:font-weight-asian="normal" style:font-weight-complex="normal"/>
    </style:style>
    <style:style style:name="P9" style:family="paragraph" style:parent-style-name="Standard">
      <style:text-properties fo:font-weight="normal" officeooo:rsid="00162dd6" officeooo:paragraph-rsid="001bfd3c" style:font-weight-asian="normal" style:font-weight-complex="normal"/>
    </style:style>
    <style:style style:name="P10" style:family="paragraph" style:parent-style-name="Standard">
      <style:text-properties fo:font-weight="normal" officeooo:rsid="0018bfc2" officeooo:paragraph-rsid="00162dd6" style:font-weight-asian="normal" style:font-weight-complex="normal"/>
    </style:style>
    <style:style style:name="P11" style:family="paragraph" style:parent-style-name="Standard">
      <style:text-properties fo:font-weight="normal" officeooo:rsid="001908fa" officeooo:paragraph-rsid="00162dd6" style:font-weight-asian="normal" style:font-weight-complex="normal"/>
    </style:style>
    <style:style style:name="T1" style:family="text">
      <style:text-properties officeooo:rsid="00162dd6"/>
    </style:style>
    <style:style style:name="T2" style:family="text">
      <style:text-properties officeooo:rsid="00181408"/>
    </style:style>
    <style:style style:name="T3" style:family="text">
      <style:text-properties fo:font-weight="normal" officeooo:rsid="00181408" style:font-weight-asian="normal" style:font-weight-complex="normal"/>
    </style:style>
    <style:style style:name="T4" style:family="text">
      <style:text-properties fo:font-weight="normal" officeooo:rsid="0018bfc2" style:font-weight-asian="normal" style:font-weight-complex="normal"/>
    </style:style>
    <style:style style:name="T5" style:family="text">
      <style:text-properties fo:font-weight="normal" officeooo:rsid="001908fa" style:font-weight-asian="normal" style:font-weight-complex="normal"/>
    </style:style>
    <style:style style:name="T6" style:family="text">
      <style:text-properties fo:font-weight="normal" officeooo:rsid="001dc9ea" style:font-weight-asian="normal" style:font-weight-complex="normal"/>
    </style:style>
    <style:style style:name="T7" style:family="text">
      <style:text-properties fo:font-weight="normal" officeooo:rsid="001fe350" style:font-weight-asian="normal" style:font-weight-complex="normal"/>
    </style:style>
    <style:style style:name="T8" style:family="text">
      <style:text-properties fo:font-weight="normal" officeooo:rsid="0021a640" style:font-weight-asian="normal" style:font-weight-complex="normal"/>
    </style:style>
    <style:style style:name="T9" style:family="text">
      <style:text-properties fo:font-weight="normal" officeooo:rsid="0021abd1" style:font-weight-asian="normal" style:font-weight-complex="normal"/>
    </style:style>
    <style:style style:name="T10" style:family="text">
      <style:text-properties fo:font-weight="normal" officeooo:rsid="0021ae74" style:font-weight-asian="normal" style:font-weight-complex="normal"/>
    </style:style>
    <style:style style:name="T11" style:family="text">
      <style:text-properties fo:font-weight="normal" officeooo:rsid="00236b44" style:font-weight-asian="normal" style:font-weight-complex="normal"/>
    </style:style>
    <style:style style:name="T12" style:family="text">
      <style:text-properties fo:font-weight="normal" officeooo:rsid="002494a3" style:font-weight-asian="normal" style:font-weight-complex="normal"/>
    </style:style>
    <style:style style:name="T13" style:family="text">
      <style:text-properties fo:font-weight="normal" officeooo:rsid="0024e980" style:font-weight-asian="normal" style:font-weight-complex="normal"/>
    </style:style>
    <style:style style:name="T14" style:family="text">
      <style:text-properties officeooo:rsid="001bfd3c"/>
    </style:style>
    <style:style style:name="T15" style:family="text">
      <style:text-properties officeooo:rsid="001f0610"/>
    </style:style>
    <style:style style:name="T16" style:family="text">
      <style:text-properties officeooo:rsid="00202e91"/>
    </style:style>
    <style:style style:name="T17" style:family="text">
      <style:text-properties officeooo:rsid="0022a459"/>
    </style:style>
    <style:style style:name="T18" style:family="text">
      <style:text-properties officeooo:rsid="00236443"/>
    </style:style>
    <style:style style:name="T19" style:family="text">
      <style:text-properties officeooo:rsid="002494a3"/>
    </style:style>
    <style:style style:name="T20" style:family="text">
      <style:text-properties officeooo:rsid="0024c9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7">Requirements</text:span>:</text:p>
      <text:p text:style-name="P8">- Overview / Project description, design relevance, goals, objectives and constraints</text:p>
      <text:p text:style-name="P8">- Methodology / Languages, development and collaboration tools</text:p>
      <text:p text:style-name="P8">- Architecture / System, data, and program design</text:p>
      <text:p text:style-name="P8">- Testing / Types and purpose of testing, performance constraints</text:p>
      <text:p text:style-name="P8">- Team Roles</text:p>
      <text:p text:style-name="P8">- Design Cohesion</text:p>
      <text:p text:style-name="P8"/>
      <text:p text:style-name="P9"><text:span text:style-name="T14">This is a reformatted structure to abide by the above requirements. </text:span></text:p>
      <text:p text:style-name="P9"><text:span text:style-name="T14">Zach – I'm going through each section and appending more information.</text:span></text:p>
      <text:p text:style-name="P8"/>
      <text:p text:style-name="P3"><text:s/>1 Introduction</text:p>
      <text:p text:style-name="P3"><text:tab/>2.1 Document intent</text:p>
      <text:p text:style-name="P1"><text:span text:style-name="T1"><text:tab/></text:span><text:span text:style-name="T2"><text:tab/></text:span><text:span text:style-name="T3">This design document serves as a reference, outlining all information pertaining to the </text:span></text:p>
      <text:p text:style-name="P1"><text:span text:style-name="T3"><text:tab/><text:tab/>Punnet of Berries project. It is intended to </text:span><text:span text:style-name="T4">provide an overview of design <text:tab/></text:span></text:p>
      <text:p text:style-name="P10"><text:tab/><text:tab/>considerations and technical specifications regarding the final implementation.</text:p>
      <text:p text:style-name="P10"><text:tab/><text:tab/>This document should not be consideration an installation or configuration guide; its </text:p>
      <text:p text:style-name="P10"><text:tab/><text:tab/>primary goal is to detail the design, development, and functionality of the cluster.</text:p>
      <text:p text:style-name="P3"><text:tab/>2.2 Document overview</text:p>
      <text:p text:style-name="P1"><text:span text:style-name="T1"><text:tab/><text:tab/></text:span><text:span text:style-name="T5">Outlined in this document is the framework on which the Punnet and its accompanying </text:span></text:p>
      <text:p text:style-name="P11"><text:tab/><text:tab/>software were developed. Each iteration in the development process is illustrated in <text:tab/><text:tab/><text:tab/>detail in each section, covering system design, architecture, and implementation.</text:p>
      <text:p text:style-name="P3"><text:tab/>2.3 Scope</text:p>
      <text:p text:style-name="P3"><text:tab/><text:tab/><text:span text:style-name="T6">The breadth of A Punnet of Berries has been intentionally delimited in order to make it </text:span></text:p>
      <text:p text:style-name="P3"><text:span text:style-name="T6"><text:tab/><text:tab/>it feasible in a relatively short period of time. </text:span><text:span text:style-name="T7">Given the allocated time span in which </text:span></text:p>
      <text:p text:style-name="P3"><text:span text:style-name="T7"><text:tab/><text:tab/>development has been defined, it is important to delineate any milestones that need to be</text:span></text:p>
      <text:p text:style-name="P3"><text:span text:style-name="T7"><text:tab/><text:tab/>achieved in the early alpha phase of design. This will be covered in 2.2 Goals and <text:tab/><text:tab/><text:tab/>Objectives.</text:span></text:p>
      <text:p text:style-name="P3"><text:span text:style-name="T14"><text:tab/></text:span>2.4 Methodology &amp; Tools</text:p>
      <text:p text:style-name="P3"><text:span text:style-name="T14"><text:tab/><text:tab/></text:span><text:span text:style-name="T8">TODO: How the project is being approached in regards to incorporating <text:tab/><text:tab/><text:tab/><text:tab/><text:tab/>open/proprietary software/hardware. Define the stages of development and the ideal</text:span></text:p>
      <text:p text:style-name="P3"><text:span text:style-name="T8"><text:tab/><text:tab/>software cycle. </text:span><text:span text:style-name="T12">This will be a dynamic list as we progress.</text:span></text:p>
      <text:p text:style-name="P3"/>
      <text:p text:style-name="P2"><text:span text:style-name="T2">2</text:span><text:span text:style-name="T1"> Design Overview</text:span></text:p>
      <text:p text:style-name="P2"><text:span text:style-name="T1"><text:tab/></text:span><text:span text:style-name="T2">2</text:span><text:span text:style-name="T1">.</text:span><text:span text:style-name="T2">1</text:span><text:span text:style-name="T1"> </text:span><text:span text:style-name="T2">Vision</text:span></text:p>
      <text:p text:style-name="P4"><text:tab/><text:tab/><text:span text:style-name="T9">The final incarnation of </text:span><text:span text:style-name="T11">a</text:span><text:span text:style-name="T9"> Punnet of Berries is ideally a financially viable Beowulf <text:tab/><text:tab/><text:tab/>cluster that draws minimal power and demonstrates the power of parallel computing.</text:span></text:p>
      <text:p text:style-name="P4"><text:span text:style-name="T9"><text:tab/><text:tab/></text:span><text:span text:style-name="T10">This will be achieved with the utilization of inexpensive hardware and open source <text:tab/><text:tab/><text:tab/>technologies to adhere to time and design constraints. </text:span><text:span text:style-name="T13">In order for the aforementioned </text:span></text:p>
      <text:p text:style-name="P4"><text:span text:style-name="T13"><text:tab/><text:tab/>project to function properly, resources will need to be managed and allocate by a batch</text:span></text:p>
      <text:p text:style-name="P4"><text:span text:style-name="T13"><text:tab/><text:tab/>scheduler. The Punnet of Berries will be accompanied by a custom batch system, the <text:tab/><text:tab/><text:tab/>Berry Batch.</text:span></text:p>
      <text:p text:style-name="P2"><text:span text:style-name="T2"><text:tab/>2</text:span><text:span text:style-name="T1">.</text:span><text:span text:style-name="T2">2</text:span><text:span text:style-name="T1"> Goals and Objectives</text:span></text:p>
      <text:p text:style-name="P2"><text:span text:style-name="T1"><text:tab/><text:tab/></text:span></text:p>
      <text:p text:style-name="P2"><text:span text:style-name="T1"><text:tab/></text:span><text:span text:style-name="T2">2</text:span><text:span text:style-name="T1">.</text:span><text:span text:style-name="T2">3</text:span><text:span text:style-name="T1"> </text:span><text:span text:style-name="T2">Functional &amp; Non-functional </text:span><text:span text:style-name="T19">R</text:span><text:span text:style-name="T2">equirements</text:span></text:p>
      <text:p text:style-name="P2"><text:span text:style-name="T2"/></text:p>
      <text:p text:style-name="P4"><text:tab/>2.3 <text:span text:style-name="T16">Architectural </text:span>Constraints &amp; Limitations</text:p>
      <text:p text:style-name="P4"/>
      <text:p text:style-name="P4"><text:tab/>2.4 Intended Process</text:p>
      <text:p text:style-name="P4"><text:soft-page-break/><text:span text:style-name="T15"/></text:p>
      <text:p text:style-name="P4"><text:span text:style-name="T15"><text:tab/>2.5 Process</text:span></text:p>
      <text:p text:style-name="P4"/>
      <text:p text:style-name="P4"><text:tab/>2.<text:span text:style-name="T15">6</text:span> Design Forecast &amp; Potential Issues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2">3</text:span><text:span text:style-name="T1"> System Overview</text:span></text:p>
      <text:p text:style-name="P1"><text:span text:style-name="T1"><text:tab/></text:span><text:span text:style-name="T2">3</text:span><text:span text:style-name="T1">.1 </text:span><text:span text:style-name="T2">System Information</text:span></text:p>
      <text:p text:style-name="P1"><text:span text:style-name="T2"/></text:p>
      <text:p text:style-name="P1"><text:span text:style-name="T2"><text:tab/></text:span><text:span text:style-name="T18">3.2 Topology</text:span></text:p>
      <text:p text:style-name="P1"><text:span text:style-name="T2"/></text:p>
      <text:p text:style-name="P1"><text:span text:style-name="T1"><text:tab/></text:span><text:span text:style-name="T2">3</text:span><text:span text:style-name="T1">.</text:span><text:span text:style-name="T18">3</text:span><text:span text:style-name="T1"> </text:span><text:span text:style-name="T2">Hardware &amp; Software Specifications</text:span></text:p>
      <text:p text:style-name="P1"><text:span text:style-name="T2"/></text:p>
      <text:p text:style-name="P4"><text:tab/>3.<text:span text:style-name="T18">4</text:span> System Functions</text:p>
      <text:p text:style-name="P4"/>
      <text:p text:style-name="P5"><text:tab/></text:p>
      <text:p text:style-name="P5"/>
      <text:p text:style-name="P3">4 Architecture</text:p>
      <text:p text:style-name="P3"><text:tab/>4.1 System <text:span text:style-name="T20">Architecture</text:span></text:p>
      <text:p text:style-name="P3"/>
      <text:p text:style-name="P3"><text:tab/>4.2 Program <text:span text:style-name="T20">Architecture</text:span></text:p>
      <text:p text:style-name="P3"/>
      <text:p text:style-name="P3"/>
      <text:p text:style-name="P3">5 Testing</text:p>
      <text:p text:style-name="P3"><text:tab/>5.1 Compute Cluster</text:p>
      <text:p text:style-name="P3"/>
      <text:p text:style-name="P3"><text:tab/>5.2 Batch System Tests</text:p>
      <text:p text:style-name="P3"/>
      <text:p text:style-name="P3"/>
      <text:p text:style-name="P3">6 Roles and Responsibilities </text:p>
      <text:p text:style-name="P3"/>
      <text:p text:style-name="P3"/>
      <text:p text:style-name="P3"/>
      <text:p text:style-name="P3"/>
      <text:p text:style-name="P3"/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07:38:07.51</meta:creation-date>
    <dc:date>2013-08-28T21:41:48.40</dc:date>
    <meta:editing-duration>PT2H59M41S</meta:editing-duration>
    <meta:editing-cycles>18</meta:editing-cycles>
    <meta:generator>LibreOffice/3.6$Windows_x86 LibreOffice_project/58f22d5-270d05a-e2abed1-ea17a85-9b5702</meta:generator>
    <meta:document-statistic meta:table-count="0" meta:image-count="0" meta:object-count="0" meta:page-count="2" meta:paragraph-count="53" meta:word-count="421" meta:character-count="2812" meta:non-whitespace-character-count="2355"/>
  </office:meta>
</office:document-meta>
</file>